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33b9" officeooo:paragraph-rsid="001c33b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c33b9" officeooo:paragraph-rsid="001c33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33b9" officeooo:paragraph-rsid="001c33b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ac5d" officeooo:paragraph-rsid="001e465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465d" officeooo:paragraph-rsid="001e465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abf2" officeooo:paragraph-rsid="001fabf2" style:font-size-asian="10.5pt" style:font-weight-asian="normal" style:font-size-complex="12pt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20f01f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228057" style:font-style-asian="italic" style:font-weight-asian="bold" style:font-style-complex="italic" style:font-weight-complex="bold"/>
    </style:style>
    <style:style style:name="T4" style:family="text">
      <style:text-properties officeooo:rsid="001e465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f4a40" style:font-style-asian="normal" style:font-style-complex="normal"/>
    </style:style>
    <style:style style:name="T7" style:family="text">
      <style:text-properties fo:font-style="normal" style:text-underline-style="none" officeooo:rsid="0020f01f" style:font-style-asian="normal" style:font-style-complex="normal"/>
    </style:style>
    <style:style style:name="T8" style:family="text">
      <style:text-properties fo:font-style="normal" style:text-underline-style="none" officeooo:rsid="00228057" style:font-style-asian="normal" style:font-style-complex="normal"/>
    </style:style>
    <style:style style:name="T9" style:family="text">
      <style:text-properties fo:font-style="normal" style:text-underline-style="none" officeooo:rsid="00228cd6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465d" style:font-weight-asian="bold" style:font-weight-complex="bold"/>
    </style:style>
    <style:style style:name="T12" style:family="text">
      <style:text-properties officeooo:rsid="0022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zione Architettura</text:p>
      <text:p text:style-name="P1"/>
      <text:p text:style-name="P2"/>
      <text:p text:style-name="P3">L'applicazione <text:span text:style-name="T10">WordCount</text:span> si basa sul modello <text:span text:style-name="T1">MapReduce</text:span> e consente di contare il numero di occorrenze di ogni parola in un set di file.</text:p>
      <text:p text:style-name="P3">WordCount è costituita da 3 file: <text:span text:style-name="T10">master.go</text:span>, <text:span text:style-name="T10">worker.go</text:span> e <text:span text:style-name="T10">wordcount_service.go</text:span>.</text:p>
      <text:p text:style-name="P4">Per prima cosa all’avvio del master c’è una fase di preparazione in cui viene effettuato il parsing dei file <text:span text:style-name="T12">di</text:span> cui contare le parole: vengono eliminati dall’elenco i file indicati non esistenti e vengono aggiunti quelli presenti nelle cartelle indicate in input; <text:span text:style-name="T4">i file vengono dunque suddivisi in base al numero di worker, ed il master effettua la connessione con questi ultimi tramite </text:span><text:span text:style-name="T11">RPC</text:span><text:span text:style-name="T4">.</text:span></text:p>
      <text:p text:style-name="P5">Inizia così la fase di <text:span text:style-name="T1">Map</text:span><text:span text:style-name="T5">, durante la quale il master </text:span><text:span text:style-name="T6">avvia tante goroutine quanti sono i worker, legge i file e li distribuisce a questi secondo la suddivisione precedentemente ricavata.</text:span></text:p>
      <text:p text:style-name="P6"><text:span text:style-name="T6">I </text:span><text:span text:style-name="T5">nodi worker suddividono i testi in parole, assegnando ad ognuna il numero di occorrenze della stessa; effettuare queste somme parziali permette di diminuire la dimensione delle chiamate RPC.</text:span></text:p>
      <text:p text:style-name="P6"><text:span text:style-name="T5">Le coppie &lt;parola, #occorrenze&gt; intermedie vengono dunque trasferite al master; questo approccio </text:span><text:span text:style-name="T7">centralizzato della fase di </text:span><text:span text:style-name="T2">Shuffle and Sort</text:span><text:span text:style-name="T7"> permette di ridurre notevolmente il numero di chiamate RPC effettuate, al prezzo di caricare di maggior lavoro il master, </text:span><text:span text:style-name="T8">e di utilizzare come meccanismo di “barrier” una semplice attesa bloccante su un channel</text:span><text:span text:style-name="T7">(generalmente il problema di quest</text:span><text:span text:style-name="T8">o approccio centralizzato </text:span><text:span text:style-name="T7">consiste nel single point of failure, che come da richiesta della consegna verrà trascurato). Il master si occupa quindi di raggruppare le risposte dei mapper e le organizza dividendo le coppie in base ad una funzione che sfrutta l’algebra modulare ed il codice ascii delle </text:span><text:span text:style-name="T9">lettere che compongono le parole</text:span><text:span text:style-name="T7"> (questo approccio dovrebbe consentire una divisione più equa </text:span><text:span text:style-name="T8">della semplice divisione per iniziali</text:span><text:span text:style-name="T7">). </text:span><text:span text:style-name="T8">Ha dunque inizio la fase di </text:span><text:span text:style-name="T3">Reduce</text:span><text:span text:style-name="T8">, in cui il master invia ai worker le coppie riorganizzate in modo che tutte le coppie con la stessa chiave siano inviate allo stesso worker; i reducer </text:span><text:span text:style-name="T9">effettuano ora la somma finale ed inviano al master il risultato. A questo punto il master aggrega le coppie &lt;parola, #occorrenze&gt; definitive e stampa a video il risulta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3:24:13.008495492</meta:creation-date>
    <dc:date>2019-01-13T00:45:31.430423422</dc:date>
    <meta:editing-duration>PT10M7S</meta:editing-duration>
    <meta:editing-cycles>1</meta:editing-cycles>
    <meta:document-statistic meta:table-count="0" meta:image-count="0" meta:object-count="0" meta:page-count="1" meta:paragraph-count="7" meta:word-count="342" meta:character-count="2186" meta:non-whitespace-character-count="1851"/>
    <meta:generator>LibreOffice/6.0.3.2$Linux_X86_64 LibreOffice_project/00m0$Build-2</meta:generator>
  </office:meta>
</office:document-meta>
</file>